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ML 5 reprend les éléments de HTML 4 et en amène de nouveaux. Ces éléments ajoute une valeur sémantique aux bloques générique de HTML 4, div et span. </text:p>
      <text:p text:style-name="Standard"/>
      <text:p text:style-name="P1">Section et titre :</text:p>
      <text:p text:style-name="Standard">Les sections délimitent les zones du document possédant une valeur sémantique particulière. Contrairement à &lt;div&gt; et &lt;span&gt; qui n'ont pas de rôle particulier hormis de regrouper les éléments.</text:p>
      <text:p text:style-name="Standard"/>
      <text:p text:style-name="Standard">Chaque section possède un rôle précis, et peu être utiliser une à plusieurs fois dans le document.</text:p>
      <text:p text:style-name="Standard"/>
      <text:list xml:id="list1709638387" text:style-name="L1">
        <text:list-item>
          <text:p text:style-name="P3">Section : regroupe le contenu par thématique</text:p>
        </text:list-item>
        <text:list-item>
          <text:p text:style-name="P3">Article : section de contenu dans un document dont la composition peut être independante du reste de la page et extraite manuellement</text:p>
        </text:list-item>
        <text:list-item>
          <text:p text:style-name="P3">nav : Section abritant des liens de navigation majeur, permettant de naviguer au sein du document ou vers d'autre page</text:p>
        </text:list-item>
        <text:list-item>
          <text:p text:style-name="P3">aside : Section dont le contenu est liée à ce qui l'entoure, et qui peut être separé de ce contenu</text:p>
        </text:list-item>
        <text:list-item>
          <text:p text:style-name="P3">header : Section d'introduction (d'un document, autre section, article) pouvant contenir – selon le contexte – titre, navigation, formulaire de recherche, logo etc …</text:p>
        </text:list-item>
        <text:list-item>
          <text:p text:style-name="P3">footer : Pied de page, de section ou d'article – selon son plus proche ancetre – pouvant contenir des informations connexes et une navigation annexe.</text:p>
          <text:p text:style-name="P3"/>
        </text:list-item>
      </text:list>
      <text:p text:style-name="Standard"><text:s/>Ces balises balises répondent à un besoin précis de structuration du document.</text:p>
      <text:p text:style-name="Standard"/>
      <text:p text:style-name="P2"><text:s/></text:p>
      <text:list xml:id="list749119104" text:style-name="L2">
        <text:list-header>
          <text:p text:style-name="P4"><text:s text:c="2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3T08:33:41</meta:creation-date>
    <meta:generator>LibreOffice/3.5$Linux_x86 LibreOffice_project/350m1$Build-2</meta:generator>
    <dc:date>2014-02-13T18:34:05</dc:date>
    <dc:creator>Asus </dc:creator>
    <meta:editing-duration>PT1H7M24S</meta:editing-duration>
    <meta:editing-cycles>9</meta:editing-cycles>
    <meta:document-statistic meta:table-count="0" meta:image-count="0" meta:object-count="0" meta:page-count="1" meta:paragraph-count="13" meta:word-count="214" meta:character-count="1254" meta:non-whitespace-character-count="1053"/>
  </office:meta>
</office:document-meta>
</file>